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-color="#808080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30pt" style:font-size-asian="30pt" style:font-size-complex="30pt"/>
    </style:style>
    <style:style style:name="P3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2.265cm" svg:height="15cm" svg:x="2.7cm" svg:y="4.8cm">
          <text:p text:style-name="P1"><text:span text:style-name="T1">Weakly typed langu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265cm" svg:height="13.6cm" svg:x="16.135cm" svg:y="1.3cm">
          <text:p text:style-name="P1"><text:span text:style-name="T1">Strongly typed langu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426cm" svg:height="4.8cm" svg:x="4.02cm" svg:y="6.8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6.7cm" svg:x="4.02cm" svg:y="12.6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8.2cm" svg:x="17.56cm" svg:y="3.4cm">
          <text:p text:style-name="P1"><text:span text:style-name="T1">Compil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9.426cm" svg:height="1.8cm" svg:x="17.56cm" svg:y="12.6cm">
          <text:p text:style-name="P1"><text:span text:style-name="T1">Runtime 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7cm" svg:height="3.5cm" svg:x="1.1cm" svg:y="1.1cm">
          <text:p text:style-name="P1"/>
          <draw:enhanced-geometry svg:viewBox="0 0 21600 21600" draw:glue-points="10800 0 3163 3163 0 10800 3163 18437 10800 21600 18437 18437 21600 10800 18437 3163" draw:text-areas="3163 3163 18437 18437" draw:type="smiley" draw:modifiers="17339.5298567955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1.1cm" svg:height="9.3cm" svg:x="-0.4cm" svg:y="12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988cm" svg:height="1.728cm" svg:x="4.986cm" svg:y="1.1cm">
          <draw:text-box>
            <text:p><text:span text:style-name="T1">You can see the area.</text:span></text:p>
          </draw:text-box>
        </draw:frame>
        <draw:frame draw:style-name="gr5" draw:text-style-name="P3" draw:layer="layout" svg:width="13.714cm" svg:height="1.728cm" svg:x="15.1cm" svg:y="17.1cm">
          <draw:text-box>
            <text:p><text:span text:style-name="T1">You can NOT see the are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8-02T11:48:31.845080633</dc:date>
    <dc:creator>Okabe Kiwamu</dc:creator>
    <meta:editing-duration>PT16H42M13S</meta:editing-duration>
    <meta:editing-cycles>166</meta:editing-cycles>
    <meta:generator>LibreOffice/4.2.5.2$Linux_X86_64 LibreOffice_project/420m0$Build-2</meta:generator>
    <meta:document-statistic meta:object-count="10"/>
  </office:meta>
</office:document-meta>
</file>